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o" svg:font-family="Calibro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C" style:family="table-column">
      <style:table-column-properties style:column-width="6.2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weight="normal" officeooo:rsid="0012dacc" officeooo:paragraph-rsid="0012dacc" style:font-weight-asian="normal" style:font-weight-complex="normal"/>
    </style:style>
    <style:style style:name="P2" style:family="paragraph" style:parent-style-name="Standard" style:list-style-name="L1">
      <style:text-properties style:font-name="Calibri" fo:font-weight="normal" officeooo:rsid="0012dacc" officeooo:paragraph-rsid="0012dacc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12dacc" officeooo:paragraph-rsid="001593dd" style:font-weight-asian="normal" style:font-weight-complex="normal"/>
    </style:style>
    <style:style style:name="P4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12dacc" officeooo:paragraph-rsid="0012dac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paragraph-rsid="0012dac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 style:list-style-name="L1">
      <style:text-properties style:font-name="Calibri" fo:font-size="13pt" fo:font-weight="normal" officeooo:rsid="0012dacc" officeooo:paragraph-rsid="0012dacc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Calibri" fo:font-size="10pt" fo:font-style="normal" style:text-underline-style="none" fo:font-weight="normal" officeooo:paragraph-rsid="0012dacc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Calibri" fo:font-size="10pt" fo:font-style="italic" style:text-underline-style="solid" style:text-underline-width="auto" style:text-underline-color="font-color" fo:font-weight="bold" officeooo:paragraph-rsid="0012dacc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style:font-name="Calibri" fo:font-size="10pt" fo:font-style="italic" style:text-underline-style="solid" style:text-underline-width="auto" style:text-underline-color="font-color" fo:font-weight="bold" officeooo:paragraph-rsid="001593d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 style:list-style-name="L9">
      <style:text-properties style:font-name="Calibri" fo:font-size="10pt" fo:font-style="italic" style:text-underline-style="solid" style:text-underline-width="auto" style:text-underline-color="font-color" fo:font-weight="bold" officeooo:paragraph-rsid="001593d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 style:list-style-name="L1">
      <style:text-properties style:font-name="Calibri" fo:font-weight="bold" officeooo:rsid="0012dacc" officeooo:paragraph-rsid="0012dacc" style:font-weight-asian="bold" style:font-weight-complex="bold"/>
    </style:style>
    <style:style style:name="P12" style:family="paragraph" style:parent-style-name="Standard">
      <style:text-properties fo:font-size="12pt" fo:font-style="normal" style:text-underline-style="none" fo:font-weight="normal" officeooo:paragraph-rsid="0012dac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1">
      <style:text-properties officeooo:paragraph-rsid="001593dd"/>
    </style:style>
    <style:style style:name="P14" style:family="paragraph" style:parent-style-name="Standard">
      <style:paragraph-properties fo:margin-top="0cm" fo:margin-bottom="0.4cm" loext:contextual-spacing="false"/>
      <style:text-properties style:font-name="Calibri" fo:font-size="12pt" fo:font-style="normal" style:text-underline-style="none" fo:font-weight="bold" officeooo:rsid="0012dacc" officeooo:paragraph-rsid="0012dacc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.4cm" loext:contextual-spacing="false"/>
      <style:text-properties style:font-name="Calibri" fo:font-size="10pt" fo:font-style="normal" style:text-underline-style="none" fo:font-weight="normal" officeooo:rsid="00140255" officeooo:paragraph-rsid="0014025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5">
      <style:paragraph-properties fo:margin-top="0cm" fo:margin-bottom="0.4cm" loext:contextual-spacing="false"/>
      <style:text-properties style:font-name="Calibri" fo:font-size="10pt" fo:font-style="normal" style:text-underline-style="none" fo:font-weight="normal" officeooo:rsid="00140255" officeooo:paragraph-rsid="0014025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8">
      <style:paragraph-properties fo:margin-top="0cm" fo:margin-bottom="0.4cm" loext:contextual-spacing="false"/>
      <style:text-properties style:font-name="Calibri" fo:font-size="10pt" fo:font-style="normal" style:text-underline-style="none" fo:font-weight="normal" officeooo:rsid="00140255" officeooo:paragraph-rsid="0014025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.199cm" loext:contextual-spacing="false"/>
      <style:text-properties style:font-name="Calibri" fo:font-size="13pt" fo:font-style="normal" style:text-underline-style="none" fo:font-weight="bold" officeooo:rsid="0012dacc" officeooo:paragraph-rsid="0012dacc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8">
      <style:paragraph-properties fo:margin-top="0cm" fo:margin-bottom="0.25cm" loext:contextual-spacing="false"/>
      <style:text-properties style:font-name="Calibri" fo:font-size="10pt" fo:font-style="normal" style:text-underline-style="none" fo:font-weight="normal" officeooo:rsid="00140255" officeooo:paragraph-rsid="0014025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9">
      <style:paragraph-properties fo:margin-top="0cm" fo:margin-bottom="0.101cm" loext:contextual-spacing="false"/>
      <style:text-properties style:font-name="Calibri" fo:font-size="10pt" fo:font-style="italic" style:text-underline-style="solid" style:text-underline-width="auto" style:text-underline-color="font-color" fo:font-weight="bold" officeooo:paragraph-rsid="001593d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margin-top="0cm" fo:margin-bottom="0.3cm" loext:contextual-spacing="false"/>
      <style:text-properties style:font-name="Calibri" fo:font-weight="bold" officeooo:paragraph-rsid="001593dd" style:font-weight-asian="bold" style:font-weight-complex="bold"/>
    </style:style>
    <style:style style:name="P22" style:family="paragraph" style:parent-style-name="Standard" style:list-style-name="L10">
      <style:paragraph-properties fo:margin-top="0cm" fo:margin-bottom="0.3cm" loext:contextual-spacing="false"/>
      <style:text-properties officeooo:paragraph-rsid="001593dd"/>
    </style:style>
    <style:style style:name="P23" style:family="paragraph" style:parent-style-name="Text_20_body" style:list-style-name="L6">
      <style:text-properties style:font-name="Calibri" fo:font-size="10pt" fo:font-weight="normal" officeooo:rsid="00140255" officeooo:paragraph-rsid="00140255" style:font-size-asian="8.75pt" style:font-weight-asian="normal" style:font-size-complex="10pt" style:font-weight-complex="normal"/>
    </style:style>
    <style:style style:name="P24" style:family="paragraph" style:parent-style-name="Text_20_body">
      <style:text-properties fo:font-size="10pt" fo:font-weight="normal" officeooo:rsid="00140255" officeooo:paragraph-rsid="00140255" style:font-size-asian="8.75pt" style:font-weight-asian="normal" style:font-size-complex="10pt" style:font-weight-complex="normal"/>
    </style:style>
    <style:style style:name="P25" style:family="paragraph" style:parent-style-name="Text_20_body">
      <style:paragraph-properties fo:margin-top="0cm" fo:margin-bottom="0.4cm" loext:contextual-spacing="false"/>
      <style:text-properties style:font-name="Calibri" fo:font-size="12pt" fo:font-style="normal" style:text-underline-style="none" fo:font-weight="bold" officeooo:rsid="0012dacc" officeooo:paragraph-rsid="0012dacc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paragraph-properties fo:margin-top="0cm" fo:margin-bottom="0.4cm" loext:contextual-spacing="false"/>
      <style:text-properties style:font-name="Calibri" fo:font-size="10pt" fo:font-style="normal" style:text-underline-style="none" fo:font-weight="normal" officeooo:rsid="0012dacc" officeooo:paragraph-rsid="0012dac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style:paragraph-properties fo:margin-top="0cm" fo:margin-bottom="0.4cm" loext:contextual-spacing="false"/>
      <style:text-properties style:font-name="Calibri" fo:font-size="10pt" fo:font-style="normal" style:text-underline-style="none" fo:font-weight="normal" officeooo:rsid="00140255" officeooo:paragraph-rsid="00140255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 style:list-style-name="L6">
      <style:paragraph-properties fo:margin-top="0cm" fo:margin-bottom="0.4cm" loext:contextual-spacing="false"/>
      <style:text-properties style:font-name="Calibri" fo:font-size="10pt" fo:font-weight="normal" officeooo:rsid="00140255" officeooo:paragraph-rsid="00140255" style:font-size-asian="8.75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.4cm" loext:contextual-spacing="false"/>
      <style:text-properties fo:font-size="10pt" fo:font-weight="normal" officeooo:paragraph-rsid="001593dd" style:font-size-asian="8.75pt" style:font-weight-asian="normal" style:font-size-complex="10pt" style:font-weight-complex="normal"/>
    </style:style>
    <style:style style:name="P30" style:family="paragraph" style:parent-style-name="Text_20_body">
      <style:paragraph-properties fo:margin-top="0cm" fo:margin-bottom="0.3cm" loext:contextual-spacing="false"/>
      <style:text-properties officeooo:paragraph-rsid="0012dacc"/>
    </style:style>
    <style:style style:name="P31" style:family="paragraph" style:parent-style-name="Text_20_body" style:list-style-name="L3">
      <style:paragraph-properties fo:margin-top="0cm" fo:margin-bottom="0.199cm" loext:contextual-spacing="false"/>
      <style:text-properties style:font-name="Calibri" fo:font-size="10pt" fo:font-style="normal" style:text-underline-style="none" fo:font-weight="normal" officeooo:rsid="00140255" officeooo:paragraph-rsid="0014025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 style:list-style-name="L4">
      <style:paragraph-properties fo:margin-top="0cm" fo:margin-bottom="0.199cm" loext:contextual-spacing="false"/>
      <style:text-properties style:font-name="Calibri" fo:font-size="12pt" fo:font-style="normal" style:text-underline-style="none" fo:font-weight="bold" officeooo:rsid="0012dacc" officeooo:paragraph-rsid="00140255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top="0cm" fo:margin-bottom="0.101cm" loext:contextual-spacing="false"/>
      <style:text-properties fo:font-size="10pt" fo:font-weight="normal" officeooo:paragraph-rsid="001593dd" style:font-size-asian="8.75pt" style:font-weight-asian="normal" style:font-size-complex="10pt" style:font-weight-complex="normal"/>
    </style:style>
    <style:style style:name="P34" style:family="paragraph" style:parent-style-name="Text_20_body" style:list-style-name="L3">
      <style:paragraph-properties fo:margin-top="0cm" fo:margin-bottom="0.499cm" loext:contextual-spacing="false"/>
      <style:text-properties style:font-name="Calibri" fo:font-size="10pt" fo:font-style="normal" style:text-underline-style="none" fo:font-weight="normal" officeooo:rsid="00140255" officeooo:paragraph-rsid="00140255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 style:list-style-name="L4">
      <style:paragraph-properties fo:margin-top="0cm" fo:margin-bottom="0.499cm" loext:contextual-spacing="false"/>
      <style:text-properties style:font-name="Calibri" fo:font-size="12pt" fo:font-style="normal" style:text-underline-style="none" fo:font-weight="bold" officeooo:rsid="0012dacc" officeooo:paragraph-rsid="00140255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Heading_20_2">
      <style:paragraph-properties fo:margin-top="0.349cm" fo:margin-bottom="0.4cm" loext:contextual-spacing="false"/>
      <style:text-properties style:font-name="Calibri" fo:font-size="12pt" fo:font-style="normal" style:text-underline-style="none" fo:font-weight="bold" officeooo:paragraph-rsid="0012dacc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Heading_20_4">
      <style:paragraph-properties fo:margin-top="0.21cm" fo:margin-bottom="0.4cm" loext:contextual-spacing="false"/>
      <style:text-properties style:font-name="Calibri" officeooo:paragraph-rsid="0012dacc"/>
    </style:style>
    <style:style style:name="P38" style:family="paragraph" style:parent-style-name="Table_20_Contents">
      <style:text-properties style:font-name="Calibri" fo:font-size="11pt" fo:font-weight="bold" officeooo:rsid="0012dacc" officeooo:paragraph-rsid="0012dacc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style:font-name="Calibri" fo:font-size="11pt" officeooo:rsid="0012dacc" officeooo:paragraph-rsid="0012dacc" style:font-size-asian="11pt" style:font-size-complex="11pt"/>
    </style:style>
    <style:style style:name="T1" style:family="text">
      <style:text-properties officeooo:rsid="0012dac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12dacc" style:font-weight-asian="normal" style:font-weight-complex="normal"/>
    </style:style>
    <style:style style:name="T5" style:family="text">
      <style:text-properties style:font-name="Calibri"/>
    </style:style>
    <style:style style:name="T6" style:family="text">
      <style:text-properties style:font-name="Calibri" fo:font-style="normal" style:text-underline-style="none" style:font-style-asian="normal" style:font-style-complex="normal"/>
    </style:style>
    <style:style style:name="T7" style:family="text">
      <style:text-properties style:font-name="Calibri" fo:font-size="10pt" style:font-size-asian="10pt" style:font-size-complex="10pt"/>
    </style:style>
    <style:style style:name="T8" style:family="text">
      <style:text-properties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0pt" fo:font-style="normal" style:text-underline-style="none" fo:font-weight="normal" officeooo:rsid="0012dacc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0pt" fo:font-weight="normal" officeooo:rsid="0012dacc" style:font-size-asian="10pt" style:font-weight-asian="normal" style:font-size-complex="10pt" style:font-weight-complex="normal"/>
    </style:style>
    <style:style style:name="T11" style:family="text">
      <style:text-properties style:font-name="Calibri" style:text-underline-style="solid" style:text-underline-width="auto" style:text-underline-color="font-color"/>
    </style:style>
    <style:style style:name="T12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140255" style:font-size-asian="10pt" style:font-weight-asian="normal" style:font-size-complex="10pt" style:font-weight-complex="normal"/>
    </style:style>
    <style:style style:name="T17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fo:font-style="normal" style:text-underline-style="none" fo:font-weight="bold" officeooo:rsid="0012dacc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ize="10pt" fo:font-style="normal" style:text-underline-style="none" fo:font-weight="bold" officeooo:rsid="001593d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tyle="normal" style:text-underline-style="none" fo:font-weight="normal" officeooo:rsid="001593dd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officeooo:rsid="001593d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12dacc" style:font-style-asian="normal" style:font-weight-asian="bold" style:font-style-complex="normal" style:font-weight-complex="bold"/>
    </style:style>
    <style:style style:name="T25" style:family="text">
      <style:text-properties fo:font-size="13pt" fo:font-style="normal" style:text-underline-style="none" fo:font-weight="bold" officeooo:rsid="0012dacc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ast Continuous</text:span></text:p>
      <text:p text:style-name="P5"/>
      <text:p text:style-name="P12"><text:span text:style-name="Strong_20_Emphasis"><text:span text:style-name="T7">El pasado continuo</text:span></text:span><text:span text:style-name="T7"> se utiliza para acciones que estaban pasando en un momento específico en el pasado. Como el presente continuo, se forma con el verbo auxiliar “</text:span><text:span text:style-name="Strong_20_Emphasis"><text:span text:style-name="T7">to be</text:span></text:span><text:span text:style-name="T7">” y el verbo+ing.</text:span></text:p>
      <text:p text:style-name="P7"/>
      <text:p text:style-name="P18">Grammatical Rules (Reglas gramaticales)</text:p>
      <text:h text:style-name="P37" text:outline-level="4"><text:span text:style-name="T12">Form (Forma)</text:span></text:h>
      <text:p text:style-name="P30"><text:span text:style-name="T8">Para formar </text:span><text:span text:style-name="Strong_20_Emphasis"><text:span text:style-name="T8">el pasado continuo</text:span></text:span><text:span text:style-name="T8"> se utiliza el verbo auxiliar “</text:span><text:span text:style-name="Strong_20_Emphasis"><text:span text:style-name="T8">to be</text:span></text:span><text:span text:style-name="T8">” y el verbo+ing. El verbo auxiliar “</text:span><text:span text:style-name="Strong_20_Emphasis"><text:span text:style-name="T8">to be</text:span></text:span><text:span text:style-name="T8">” está en el pasado simple, pero ten en cuenta que “</text:span><text:span text:style-name="Strong_20_Emphasis"><text:span text:style-name="T8">to be</text:span></text:span><text:span text:style-name="T8">” es un verbo irregular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8">Sujeto</text:p>
          </table:table-cell>
          <table:table-cell table:style-name="Tabla1.A1" office:value-type="string">
            <text:p text:style-name="P38">Auxiliar (to be)</text:p>
          </table:table-cell>
          <table:table-cell table:style-name="Tabla1.C1" office:value-type="string">
            <text:p text:style-name="P38">Verb + ing</text:p>
          </table:table-cell>
        </table:table-row>
        <table:table-row>
          <table:table-cell table:style-name="Tabla1.A2" office:value-type="string">
            <text:p text:style-name="P39">I, he, she, it</text:p>
          </table:table-cell>
          <table:table-cell table:style-name="Tabla1.A2" office:value-type="string">
            <text:p text:style-name="P39">Was</text:p>
          </table:table-cell>
          <table:table-cell table:style-name="Tabla1.C2" office:value-type="string">
            <text:p text:style-name="P39">Talking, eating, learning, doing...</text:p>
          </table:table-cell>
        </table:table-row>
        <table:table-row>
          <table:table-cell table:style-name="Tabla1.A2" office:value-type="string">
            <text:p text:style-name="P39">You, we, they</text:p>
          </table:table-cell>
          <table:table-cell table:style-name="Tabla1.A2" office:value-type="string">
            <text:p text:style-name="P39">Were</text:p>
          </table:table-cell>
          <table:table-cell table:style-name="Tabla1.C2" office:value-type="string">
            <text:p text:style-name="P39">Talking, eating, learning, doing...</text:p>
          </table:table-cell>
        </table:table-row>
      </table:table>
      <text:p text:style-name="P14"/>
      <text:p text:style-name="P14">Structure (Estructura)</text:p>
      <text:p text:style-name="P25"><text:span text:style-name="Strong_20_Emphasis"><text:span text:style-name="T13">1. Affirmative Sentences</text:span></text:span><text:span text:style-name="T13"> (Frases afirmativas)</text:span></text:p>
      <text:p text:style-name="P26">Sujeto + verbo auxiliar (to be) + verbo+ing.</text:p>
      <text:p text:style-name="P27">Ejemplos:</text:p>
      <text:list xml:id="list1919081660762457145" text:style-name="L3">
        <text:list-item>
          <text:p text:style-name="P31">I was talking.(Estaba hablando.)</text:p>
        </text:list-item>
        <text:list-item>
          <text:p text:style-name="P31">He was eating.(Estaba comiendo.)</text:p>
        </text:list-item>
        <text:list-item>
          <text:p text:style-name="P34">They were learning.(Estaban aprendiendo.)</text:p>
        </text:list-item>
      </text:list>
      <text:p text:style-name="P25"><text:span text:style-name="Strong_20_Emphasis"><text:span text:style-name="T13">2. Negative Sentences</text:span></text:span><text:span text:style-name="T13"> (Frases negativas)</text:span></text:p>
      <text:p text:style-name="P25"><text:span text:style-name="Strong_20_Emphasis"><text:span text:style-name="T15">Sujeto + verbo auxiliar (to be) + “not” + verbo+ing.</text:span></text:span></text:p>
      <text:list xml:id="list7879994969870243686" text:style-name="L4">
        <text:list-item>
          <text:p text:style-name="P32"><text:span text:style-name="Strong_20_Emphasis"><text:span text:style-name="T16">I was not [wasn’t] talking.(No estaba hablando.)</text:span></text:span></text:p>
        </text:list-item>
        <text:list-item>
          <text:p text:style-name="P32"><text:span text:style-name="Strong_20_Emphasis"><text:span text:style-name="T16">He was not [wasn’t] eating.(No estaba comiendo.)</text:span></text:span></text:p>
        </text:list-item>
        <text:list-item>
          <text:p text:style-name="P35"><text:span text:style-name="Strong_20_Emphasis"><text:span text:style-name="T16">They were not [weren’t] learning.(No estaban aprendiendo.)</text:span></text:span></text:p>
        </text:list-item>
      </text:list>
      <text:p text:style-name="P25"><text:span text:style-name="Strong_20_Emphasis"><text:span text:style-name="T13">3. Interrogative Sentences</text:span></text:span><text:span text:style-name="T13"> (Frases interrogativas)</text:span></text:p>
      <text:p text:style-name="P25"><text:span text:style-name="Strong_20_Emphasis"><text:span text:style-name="T15">Verbo auxiliar (to be) + sujeto + verbo+ing?</text:span></text:span></text:p>
      <text:list xml:id="list4388522499605060877" text:style-name="L5">
        <text:list-item>
          <text:p text:style-name="P16">Were you talking?(¿Estabas hablando?)</text:p>
        </text:list-item>
        <text:list-item>
          <text:p text:style-name="P16"><text:s/>Was he eating?(¿Estaba comiendo?)</text:p>
        </text:list-item>
        <text:list-item>
          <text:p text:style-name="P16"><text:s/>Were they learning?(¿Estaban aprendiendo?)</text:p>
        </text:list-item>
      </text:list>
      <text:h text:style-name="P36" text:outline-level="2"><text:soft-page-break/>Uses (Usos)</text:h>
      <text:p text:style-name="P33"><text:span text:style-name="Strong_20_Emphasis"><text:span text:style-name="T6">1. El pasado continuo se usa para una acción en desarrollo en el pasado cuando otra acción la interrumpe.</text:span></text:span></text:p>
      <text:p text:style-name="P29"><text:span text:style-name="T6">La acción que interrumpe está en </text:span><text:span text:style-name="ins"><text:span text:style-name="T6">el pasado simple</text:span></text:span><text:span text:style-name="T6">. “</text:span><text:span text:style-name="Strong_20_Emphasis"><text:span text:style-name="ins"><text:span text:style-name="T6">When</text:span></text:span></text:span><text:span text:style-name="T6">” y “</text:span><text:span text:style-name="Strong_20_Emphasis"><text:span text:style-name="ins"><text:span text:style-name="T6">while</text:span></text:span></text:span><text:span text:style-name="T6">” señalan el uso del pasado simple y continuo. En general, usamos el pasado simple directamente después de “</text:span><text:span text:style-name="Strong_20_Emphasis"><text:span text:style-name="T6">when</text:span></text:span><text:span text:style-name="T6">” y el pasado continuo después de “</text:span><text:span text:style-name="Strong_20_Emphasis"><text:span text:style-name="T6">while</text:span></text:span><text:span text:style-name="T6">”.</text:span></text:p>
      <text:list xml:id="list9213087100197822659" text:style-name="L6">
        <text:list-item>
          <text:p text:style-name="P23">Jose called while I was watching the news.(Jose llamó mientras estaba mirando las noticias.)</text:p>
        </text:list-item>
        <text:list-item>
          <text:p text:style-name="P23">He was walking to work when he fell.(Estaba caminando hacia su trabajo cuando se cayó.)</text:p>
        </text:list-item>
        <text:list-item>
          <text:p text:style-name="P28">Was it raining when you left?(¿Estaba lloviendo cuando te fuiste?)</text:p>
          <text:p text:style-name="P28"/>
        </text:list-item>
      </text:list>
      <text:p text:style-name="P24"><text:span text:style-name="Strong_20_Emphasis"><text:span text:style-name="T5">2. Se usa el pasado continuo para hablar sobre acciones en un </text:span></text:span><text:span text:style-name="Strong_20_Emphasis"><text:span text:style-name="ins"><text:span text:style-name="T5">tiempo </text:span></text:span></text:span><text:span text:style-name="Strong_20_Emphasis"><text:span text:style-name="ins"><text:span text:style-name="T11">específico</text:span></text:span></text:span><text:span text:style-name="Strong_20_Emphasis"><text:span text:style-name="T5"> en el pasado.</text:span></text:span></text:p>
      <text:list xml:id="list2221645819930980358" text:style-name="L8">
        <text:list-item>
          <text:p text:style-name="P19">Paula wasn’t living in Spain in 2005.(Paula no estaba viviendo en España en el 2005.)</text:p>
        </text:list-item>
        <text:list-item>
          <text:p text:style-name="P17">We were still working at 10 o’clock last night.(Todavía estábamos trabajando a las 10 anoche. )</text:p>
        </text:list-item>
      </text:list>
      <text:p text:style-name="P15"/>
      <text:p text:style-name="P9"><text:span text:style-name="Strong_20_Emphasis"><text:span text:style-name="T22">3. Se usa el pasado continuo para dos acciones que estaban ocurriendo al mismo tiempo en el pasado.</text:span></text:span></text:p>
      <text:p text:style-name="P8"><text:span text:style-name="Strong_20_Emphasis"><text:span text:style-name="T21"/></text:span></text:p>
      <text:list xml:id="list8444716582970136673" text:style-name="L9">
        <text:list-item>
          <text:p text:style-name="P20"><text:span text:style-name="Strong_20_Emphasis"><text:span text:style-name="T21">My son was reading while I was cooking.(Mi hijo estaba leyendo mientras que yo estaba cocinando.)</text:span></text:span></text:p>
        </text:list-item>
        <text:list-item>
          <text:p text:style-name="P10"><text:span text:style-name="Strong_20_Emphasis"><text:span text:style-name="T21">They were talking very loudly while we were trying to watch the movie.(Estaban hablando muy alto mientras nosotros estábamos intentando mirar la película.)</text:span></text:span></text:p>
        </text:list-item>
      </text:list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3">4</text:span></text:span><text:span text:style-name="Strong_20_Emphasis"><text:span text:style-name="T22">. </text:span></text:span><text:span text:style-name="Strong_20_Emphasis"><text:span text:style-name="T24">Expresar un cambio de opinión.</text:span></text:span></text:p>
      <text:p text:style-name="P9"><text:span text:style-name="Strong_20_Emphasis"><text:span text:style-name="T24"/></text:span></text:p>
      <text:list xml:id="list4363794161509073585" text:style-name="L10">
        <text:list-item>
          <text:p text:style-name="P22"><text:span text:style-name="Strong_20_Emphasis"><text:span text:style-name="T9">I was going to spend the day at the beach but I've decided to get my homework done instead."</text:span></text:span></text:p>
        </text:list-item>
      </text:list>
      <text:p text:style-name="P9"><text:span text:style-name="Strong_20_Emphasis"><text:span text:style-name="T22"/></text:span></text:p>
      <text:p text:style-name="P9"><text:span text:style-name="Strong_20_Emphasis"><text:span text:style-name="T22"/></text:span></text:p>
      <text:p text:style-name="P21"><text:span text:style-name="Strong_20_Emphasis"><text:span text:style-name="T19">5</text:span></text:span><text:span text:style-name="Strong_20_Emphasis"><text:span text:style-name="T17">. <text:s/></text:span></text:span><text:span text:style-name="Strong_20_Emphasis"><text:span text:style-name="T18">Con ‘wonder’ para formular una petición muy educada.</text:span></text:span></text:p>
      <text:list xml:id="list1885054828433099656" text:style-name="L11">
        <text:list-item>
          <text:p text:style-name="P13"><text:span text:style-name="T10">"I was wondering if you could baby-sit for me tonight."</text:span></text:p>
        </text:list-item>
      </text:list>
      <text:p text:style-name="P3"/>
      <text:p text:style-name="P3"/>
      <text:p text:style-name="P3"/>
      <text:p text:style-name="P1"><text:span text:style-name="Strong_20_Emphasis"><text:span text:style-name="T20">Nota:</text:span></text:span><text:span text:style-name="T20"> Hay unos verbos que no solemos usar en los tiempos continuos. Ver una lista y explicación en la lección de </text:span><text:a xlink:type="simple" xlink:href="https://www.curso-ingles.com/link/76" text:style-name="Internet_20_link" text:visited-style-name="Visited_20_Internet_20_Link"><text:span text:style-name="T20">los tiempos continuos de los verbos</text:span></text:a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o" svg:font-family="Calibro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08:14.810987842</meta:creation-date>
    <dc:date>2017-11-27T09:55:16.903981534</dc:date>
    <meta:editing-duration>PT27S</meta:editing-duration>
    <meta:editing-cycles>1</meta:editing-cycles>
    <meta:document-statistic meta:table-count="1" meta:image-count="0" meta:object-count="0" meta:page-count="2" meta:paragraph-count="49" meta:word-count="481" meta:character-count="2863" meta:non-whitespace-character-count="2446"/>
    <meta:generator>LibreOffice/5.1.6.2$Linux_X86_64 LibreOffice_project/10m0$Build-2</meta:generator>
  </office:meta>
</office:document-meta>
</file>